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ebdings" svg:font-family="Webdings" style:font-charset="x-symbol"/>
    <style:font-face style:name="Wingdings" svg:font-family="Wingdings" style:font-charset="x-symbol"/>
    <style:font-face style:name="Comfortaa" svg:font-family="Comfortaa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566in"/>
    </style:style>
    <style:style style:name="Table1.B" style:family="table-column">
      <style:table-column-properties style:column-width="2.1319in"/>
    </style:style>
    <style:style style:name="Table1.1" style:family="table-row">
      <style:table-row-properties style:min-row-height="0.503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125in"/>
    </style:style>
    <style:style style:name="Table1.3" style:family="table-row">
      <style:table-row-properties style:min-row-height="0.0972in"/>
    </style:style>
    <style:style style:name="Table1.4" style:family="table-row">
      <style:table-row-properties style:min-row-height="0.1146in"/>
    </style:style>
    <style:style style:name="Table1.5" style:family="table-row">
      <style:table-row-properties style:min-row-height="0.1125in"/>
    </style:style>
    <style:style style:name="Table1.6" style:family="table-row">
      <style:table-row-properties style:min-row-height="0.0979in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5.434in"/>
    </style:style>
    <style:style style:name="Table2.B" style:family="table-column">
      <style:table-column-properties style:column-width="0.0694in"/>
    </style:style>
    <style:style style:name="Table2.C" style:family="table-column">
      <style:table-column-properties style:column-width="1.1944in"/>
    </style:style>
    <style:style style:name="Table2.1" style:family="table-row">
      <style:table-row-properties style:min-row-height="0.2521in"/>
    </style:style>
    <style:style style:name="Table2.A1" style:family="table-cell">
      <style:table-cell-properties fo:padding="0.0382in" fo:border="none"/>
    </style:style>
    <style:style style:name="Table2.11" style:family="table-row">
      <style:table-row-properties style:min-row-height="0.0667in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6.6979in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color="#ff0066" style:font-name="Roboto" fo:font-size="12pt" officeooo:rsid="002b8cd8" officeooo:paragraph-rsid="0031bdb9" style:font-size-asian="12pt" style:font-size-complex="12pt"/>
    </style:style>
    <style:style style:name="P2" style:family="paragraph" style:parent-style-name="Standard">
      <style:paragraph-properties fo:line-height="150%" fo:text-align="center" style:justify-single-word="false"/>
      <style:text-properties fo:color="#ff0066" style:font-name="Comfortaa" fo:font-size="16pt" fo:font-weight="bold" officeooo:rsid="00303d53" officeooo:paragraph-rsid="0031bdb9" style:font-name-asian="Webdings" style:font-size-asian="16pt" style:font-weight-asian="bold" style:font-name-complex="Webdings" style:font-size-complex="16pt" style:font-weight-complex="bold"/>
    </style:style>
    <style:style style:name="P3" style:family="paragraph" style:parent-style-name="Standard">
      <style:paragraph-properties fo:line-height="150%"/>
      <style:text-properties fo:color="#333366" style:font-name="Roboto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color="#333366" style:font-name="Roboto" fo:font-size="11pt" officeooo:rsid="002b8cd8" officeooo:paragraph-rsid="002b8cd8" style:font-size-asian="11pt" style:font-size-complex="11pt"/>
    </style:style>
    <style:style style:name="P5" style:family="paragraph" style:parent-style-name="Standard">
      <style:paragraph-properties fo:line-height="150%" fo:text-align="end" style:justify-single-word="false"/>
      <style:text-properties fo:color="#333366" style:font-name="Roboto" fo:font-size="11pt" officeooo:rsid="002b8cd8" officeooo:paragraph-rsid="002b8cd8" style:font-size-asian="11pt" style:font-size-complex="11pt"/>
    </style:style>
    <style:style style:name="P6" style:family="paragraph" style:parent-style-name="Standard">
      <style:paragraph-properties fo:line-height="150%" fo:text-align="start" style:justify-single-word="false"/>
      <style:text-properties fo:color="#333366" style:font-name="Roboto" fo:font-size="11pt" officeooo:paragraph-rsid="00228991" style:font-size-asian="11pt" style:font-size-complex="11pt"/>
    </style:style>
    <style:style style:name="P7" style:family="paragraph" style:parent-style-name="Standard">
      <style:paragraph-properties fo:line-height="150%"/>
      <style:text-properties fo:color="#333366" style:font-name="Roboto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line-height="150%"/>
      <style:text-properties fo:color="#333366" style:font-name="Roboto" fo:font-size="10.5pt" fo:font-weight="normal" officeooo:rsid="00167232" officeooo:paragraph-rsid="00167232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line-height="150%"/>
      <style:text-properties fo:color="#333366" style:font-name="Roboto" fo:font-size="6pt" style:font-size-asian="6pt" style:font-size-complex="6pt"/>
    </style:style>
    <style:style style:name="P10" style:family="paragraph" style:parent-style-name="Standard">
      <style:paragraph-properties fo:line-height="150%" fo:text-align="start" style:justify-single-word="false"/>
      <style:text-properties fo:color="#333366" style:font-name="Roboto" fo:font-size="12pt" officeooo:rsid="00303d53" officeooo:paragraph-rsid="00303d53" style:font-name-asian="Webdings" style:font-size-asian="12pt" style:font-name-complex="Webdings" style:font-size-complex="12pt"/>
    </style:style>
    <style:style style:name="P11" style:family="paragraph" style:parent-style-name="Standard">
      <style:paragraph-properties fo:line-height="150%" fo:text-align="start" style:justify-single-word="false"/>
      <style:text-properties fo:color="#333366" style:font-name="Roboto" fo:font-size="12pt" officeooo:rsid="00303d53" officeooo:paragraph-rsid="0031bdb9" style:font-name-asian="Webdings" style:font-size-asian="12pt" style:font-name-complex="Webdings" style:font-size-complex="12pt"/>
    </style:style>
    <style:style style:name="P12" style:family="paragraph" style:parent-style-name="Standard">
      <style:paragraph-properties fo:text-align="end" style:justify-single-word="false"/>
      <style:text-properties fo:color="#333366" style:font-name="Roboto" fo:font-size="10pt" officeooo:paragraph-rsid="002b8cd8" style:font-size-asian="10pt" style:font-size-complex="10pt"/>
    </style:style>
    <style:style style:name="P13" style:family="paragraph" style:parent-style-name="Standard">
      <style:text-properties fo:color="#333366" style:font-name="Comfortaa" fo:font-size="22pt" fo:font-weight="bold" officeooo:rsid="0020a11e" officeooo:paragraph-rsid="0020a11e" style:font-size-asian="22pt" style:font-weight-asian="bold" style:font-size-complex="22pt" style:font-weight-complex="bold"/>
    </style:style>
    <style:style style:name="P14" style:family="paragraph" style:parent-style-name="Standard">
      <style:text-properties officeooo:paragraph-rsid="0031bdb9"/>
    </style:style>
    <style:style style:name="P15" style:family="paragraph" style:parent-style-name="Table_20_Contents">
      <style:paragraph-properties fo:line-height="150%" fo:text-align="start" style:justify-single-word="false"/>
      <style:text-properties fo:color="#333366" style:font-name="Roboto" fo:font-size="11pt" officeooo:rsid="002b7a45" officeooo:paragraph-rsid="002b7a45" style:font-size-asian="11pt" style:font-size-complex="11pt"/>
    </style:style>
    <style:style style:name="P16" style:family="paragraph" style:parent-style-name="Table_20_Contents">
      <style:paragraph-properties fo:line-height="150%" fo:text-align="start" style:justify-single-word="false"/>
      <style:text-properties fo:color="#333366" style:font-name="Roboto" fo:font-size="11pt" officeooo:rsid="001287be" officeooo:paragraph-rsid="001287be" style:font-size-asian="11pt" style:font-size-complex="11pt"/>
    </style:style>
    <style:style style:name="P17" style:family="paragraph" style:parent-style-name="Table_20_Contents">
      <style:paragraph-properties fo:line-height="150%" fo:text-align="start" style:justify-single-word="false"/>
      <style:text-properties fo:color="#333366" style:font-name="Roboto" fo:font-size="11pt" officeooo:rsid="001287be" officeooo:paragraph-rsid="0020a11e" style:font-size-asian="11pt" style:font-size-complex="11pt"/>
    </style:style>
    <style:style style:name="P18" style:family="paragraph" style:parent-style-name="Table_20_Contents">
      <style:paragraph-properties fo:line-height="150%" fo:text-align="end" style:justify-single-word="false"/>
      <style:text-properties fo:color="#333366" style:font-name="Roboto" fo:font-size="11pt" officeooo:rsid="001287be" officeooo:paragraph-rsid="001287be" style:font-size-asian="11pt" style:font-size-complex="11pt"/>
    </style:style>
    <style:style style:name="P19" style:family="paragraph" style:parent-style-name="Table_20_Contents">
      <style:paragraph-properties fo:line-height="150%" fo:text-align="start" style:justify-single-word="false"/>
      <style:text-properties fo:color="#333366" style:font-name="Roboto" fo:font-size="11pt" officeooo:rsid="001bc1f9" officeooo:paragraph-rsid="001bc1f9" style:font-size-asian="11pt" style:font-size-complex="11pt"/>
    </style:style>
    <style:style style:name="P20" style:family="paragraph" style:parent-style-name="Table_20_Contents">
      <style:paragraph-properties fo:line-height="150%"/>
      <style:text-properties fo:color="#333366" style:font-name="Roboto" fo:font-size="6pt" style:font-size-asian="5.25pt" style:font-size-complex="6pt"/>
    </style:style>
    <style:style style:name="P21" style:family="paragraph" style:parent-style-name="Table_20_Contents">
      <style:paragraph-properties fo:line-height="150%"/>
      <style:text-properties fo:color="#333366" style:font-name="Roboto" fo:font-size="6pt" style:font-size-asian="6pt" style:font-size-complex="6pt"/>
    </style:style>
    <style:style style:name="P22" style:family="paragraph" style:parent-style-name="Table_20_Contents">
      <style:paragraph-properties fo:line-height="150%" fo:text-align="center" style:justify-single-word="false"/>
      <style:text-properties fo:color="#333366" style:font-name="Roboto" fo:font-size="10.5pt" officeooo:rsid="002b8cd8" officeooo:paragraph-rsid="002b8cd8" style:font-size-asian="10.5pt" style:font-size-complex="10.5pt"/>
    </style:style>
    <style:style style:name="P23" style:family="paragraph" style:parent-style-name="Table_20_Contents">
      <style:paragraph-properties fo:line-height="150%" fo:text-align="center" style:justify-single-word="false"/>
      <style:text-properties fo:color="#333366" style:font-name="Roboto" fo:font-size="10.5pt" officeooo:rsid="002b8cd8" officeooo:paragraph-rsid="0031bdb9" style:font-size-asian="10.5pt" style:font-size-complex="10.5pt"/>
    </style:style>
    <style:style style:name="P24" style:family="paragraph" style:parent-style-name="Table_20_Contents">
      <style:paragraph-properties fo:line-height="150%" fo:text-align="start" style:justify-single-word="false"/>
      <style:text-properties fo:color="#333366" style:font-name="Roboto" fo:font-size="12pt" fo:font-weight="bold" officeooo:rsid="00303d53" officeooo:paragraph-rsid="00303d53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start" style:justify-single-word="false"/>
      <style:text-properties fo:color="#333366" style:font-name="Roboto"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end" style:justify-single-word="false"/>
      <style:text-properties fo:color="#333366" style:font-name="Roboto" fo:font-size="12pt" fo:font-weight="bold" officeooo:rsid="002b7a45" officeooo:paragraph-rsid="002b7a45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start" style:justify-single-word="false"/>
      <style:text-properties fo:color="#333366" style:font-name="Roboto" fo:font-size="12pt" style:text-underline-style="none" fo:font-weight="bold" officeooo:rsid="002b7a45" officeooo:paragraph-rsid="002b7a45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fo:color="#333366" style:font-name="Roboto" fo:font-size="10pt" officeooo:rsid="002f4357" officeooo:paragraph-rsid="002f4357" style:font-size-asian="10pt" style:font-size-complex="10pt"/>
    </style:style>
    <style:style style:name="P29" style:family="paragraph" style:parent-style-name="Table_20_Contents">
      <style:paragraph-properties fo:line-height="150%" fo:text-align="start" style:justify-single-word="false"/>
      <style:text-properties fo:color="#ff0066" style:font-name="Roboto" fo:font-size="12pt" officeooo:rsid="001cbd76" officeooo:paragraph-rsid="00228991" style:font-size-asian="12pt" style:font-size-complex="12pt"/>
    </style:style>
    <style:style style:name="P30" style:family="paragraph" style:parent-style-name="Table_20_Contents">
      <style:paragraph-properties fo:line-height="150%" fo:text-align="start" style:justify-single-word="false"/>
      <style:text-properties fo:color="#ff0066" style:font-name="Roboto" fo:font-size="12pt" officeooo:rsid="001cbd76" officeooo:paragraph-rsid="0031bdb9" style:font-size-asian="12pt" style:font-size-complex="12pt"/>
    </style:style>
    <style:style style:name="P31" style:family="paragraph" style:parent-style-name="Table_20_Contents">
      <style:paragraph-properties fo:line-height="100%" fo:text-align="end" style:justify-single-word="false"/>
      <style:text-properties fo:color="#ff0066" style:font-name="Comfortaa" fo:font-size="22pt" fo:font-weight="bold" officeooo:rsid="002b7a45" officeooo:paragraph-rsid="002f4357" style:font-size-asian="22pt" style:font-weight-asian="bold" style:font-size-complex="2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fo:color="#cc0066" style:font-name="Comfortaa" fo:font-size="16pt" style:text-underline-style="none" fo:font-weight="bold" officeooo:rsid="00303d53" officeooo:paragraph-rsid="00303d53" style:font-size-asian="16pt" style:font-weight-asian="bold" style:font-size-complex="16pt" style:font-weight-complex="bold"/>
    </style:style>
    <style:style style:name="P33" style:family="paragraph" style:parent-style-name="Table_20_Contents">
      <loext:graphic-properties draw:fill="none"/>
      <style:paragraph-properties fo:line-height="100%" fo:text-align="end" style:justify-single-word="false" text:number-lines="false" text:line-number="0">
        <style:tab-stops>
          <style:tab-stop style:position="0.1307in"/>
        </style:tab-stops>
      </style:paragraph-properties>
      <style:text-properties fo:color="#333366" style:font-name="Roboto" fo:font-size="12pt" fo:font-weight="bold" officeooo:rsid="002f4357" officeooo:paragraph-rsid="00303d53" style:font-size-asian="12pt" style:font-weight-asian="bold" style:font-size-complex="12pt" style:font-weight-complex="bold"/>
    </style:style>
    <style:style style:name="P34" style:family="paragraph" style:parent-style-name="Table_20_Contents">
      <loext:graphic-properties draw:fill="none"/>
      <style:paragraph-properties fo:line-height="150%" fo:text-align="end" style:justify-single-word="false" text:number-lines="false" text:line-number="0">
        <style:tab-stops>
          <style:tab-stop style:position="0.1307in"/>
        </style:tab-stops>
      </style:paragraph-properties>
      <style:text-properties fo:color="#333366" style:font-name="Roboto" fo:font-size="11pt" fo:font-weight="bold" officeooo:rsid="001287be" officeooo:paragraph-rsid="00303d53" style:font-size-asian="11pt" style:font-weight-asian="bold" style:font-size-complex="11pt" style:font-weight-complex="bold"/>
    </style:style>
    <style:style style:name="P35" style:family="paragraph" style:parent-style-name="Table_20_Contents">
      <loext:graphic-properties draw:fill="none"/>
      <style:paragraph-properties fo:line-height="100%" fo:text-align="start" style:justify-single-word="false" text:number-lines="false" text:line-number="0">
        <style:tab-stops>
          <style:tab-stop style:position="0.1307in"/>
        </style:tab-stops>
      </style:paragraph-properties>
      <style:text-properties fo:color="#333366" fo:font-size="12pt" fo:font-weight="bold" officeooo:paragraph-rsid="0025bbfd" style:font-size-asian="12pt" style:font-weight-asian="bold" style:font-size-complex="12pt" style:font-weight-complex="bold"/>
    </style:style>
    <style:style style:name="P36" style:family="paragraph" style:parent-style-name="Table_20_Contents">
      <loext:graphic-properties draw:fill="none"/>
      <style:paragraph-properties fo:line-height="150%" fo:text-align="center" style:justify-single-word="false" text:number-lines="false" text:line-number="0">
        <style:tab-stops>
          <style:tab-stop style:position="0.1307in"/>
        </style:tab-stops>
      </style:paragraph-properties>
      <style:text-properties fo:color="#ff0066" style:font-name="Comfortaa" fo:font-size="16pt" fo:font-weight="bold" officeooo:rsid="00303d53" officeooo:paragraph-rsid="00303d53" style:font-size-asian="16pt" style:font-weight-asian="bold" style:font-size-complex="16pt" style:font-weight-complex="bold"/>
    </style:style>
    <style:style style:name="P37" style:family="paragraph" style:parent-style-name="Text_20_body">
      <style:text-properties officeooo:paragraph-rsid="0031bdb9"/>
    </style:style>
    <style:style style:name="P38" style:family="paragraph" style:parent-style-name="Table_20_Contents" style:list-style-name="L3">
      <style:paragraph-properties fo:line-height="150%" fo:text-align="start" style:justify-single-word="false"/>
      <style:text-properties fo:color="#333366" style:font-name="Roboto" fo:font-size="10pt" officeooo:rsid="002b7a45" officeooo:paragraph-rsid="002f4357" style:font-size-asian="10pt" style:font-size-complex="10pt"/>
    </style:style>
    <style:style style:name="P39" style:family="paragraph" style:parent-style-name="Table_20_Contents" style:list-style-name="L3">
      <style:paragraph-properties fo:line-height="150%" fo:text-align="start" style:justify-single-word="false"/>
      <style:text-properties fo:color="#333366" style:font-name="Roboto" fo:font-size="10pt" officeooo:rsid="002b7a45" officeooo:paragraph-rsid="002b7a45" style:font-size-asian="10pt" style:font-size-complex="10pt"/>
    </style:style>
    <style:style style:name="P40" style:family="paragraph" style:parent-style-name="Table_20_Contents" style:list-style-name="L4">
      <style:paragraph-properties fo:line-height="150%" fo:text-align="start" style:justify-single-word="false"/>
      <style:text-properties fo:color="#333366" style:font-name="Roboto" fo:font-size="12pt" officeooo:rsid="00303d53" officeooo:paragraph-rsid="00303d53" style:font-size-asian="12pt" style:font-size-complex="12pt"/>
    </style:style>
    <style:style style:name="P41" style:family="paragraph" style:parent-style-name="Table_20_Contents" style:list-style-name="L5">
      <style:paragraph-properties fo:line-height="150%" fo:text-align="start" style:justify-single-word="false"/>
      <style:text-properties fo:color="#333366" style:font-name="Roboto" fo:font-size="12pt" officeooo:rsid="00303d53" officeooo:paragraph-rsid="00303d53" style:font-size-asian="12pt" style:font-size-complex="12pt"/>
    </style:style>
    <style:style style:name="P42" style:family="paragraph" style:parent-style-name="Table_20_Contents" style:list-style-name="L6">
      <style:paragraph-properties fo:line-height="150%" fo:text-align="start" style:justify-single-word="false"/>
      <style:text-properties fo:color="#333366" style:font-name="Roboto" fo:font-size="12pt" officeooo:rsid="00303d53" officeooo:paragraph-rsid="00303d53" style:font-size-asian="12pt" style:font-size-complex="12pt"/>
    </style:style>
    <style:style style:name="P43" style:family="paragraph" style:parent-style-name="Table_20_Contents" style:list-style-name="L7">
      <style:paragraph-properties fo:line-height="150%" fo:text-align="start" style:justify-single-word="false"/>
      <style:text-properties fo:color="#333366" style:font-name="Roboto" fo:font-size="12pt" officeooo:rsid="00303d53" officeooo:paragraph-rsid="00303d53" style:font-size-asian="12pt" style:font-size-complex="12pt"/>
    </style:style>
    <style:style style:name="P44" style:family="paragraph" style:parent-style-name="Table_20_Contents" style:list-style-name="L3">
      <loext:graphic-properties draw:fill="none"/>
      <style:paragraph-properties fo:line-height="100%" fo:text-align="start" style:justify-single-word="false" text:number-lines="false" text:line-number="0">
        <style:tab-stops>
          <style:tab-stop style:position="0.1307in"/>
        </style:tab-stops>
      </style:paragraph-properties>
      <style:text-properties fo:color="#333366" style:font-name="Roboto" fo:font-size="10pt" officeooo:rsid="002b7a45" officeooo:paragraph-rsid="002f7ee4" style:font-size-asian="10pt" style:font-size-complex="10pt"/>
    </style:style>
    <style:style style:name="P45" style:family="paragraph" style:parent-style-name="Standard">
      <style:paragraph-properties fo:text-align="end" style:justify-single-word="false"/>
      <style:text-properties fo:color="#333366" style:font-name="Roboto" fo:font-size="10pt" officeooo:rsid="002b8cd8" officeooo:paragraph-rsid="002b8cd8" style:font-size-asian="10pt" style:font-size-complex="10pt"/>
    </style:style>
    <style:style style:name="P46" style:family="paragraph" style:parent-style-name="Standard">
      <style:paragraph-properties fo:text-align="end" style:justify-single-word="false"/>
      <style:text-properties fo:color="#333366" style:font-name="Roboto" fo:font-size="10pt" officeooo:rsid="00303d53" officeooo:paragraph-rsid="00303d53" style:font-size-asian="10pt" style:font-size-complex="10pt"/>
    </style:style>
    <style:style style:name="P47" style:family="paragraph" style:parent-style-name="Standard" style:list-style-name="L1">
      <style:paragraph-properties fo:line-height="150%" fo:text-align="start" style:justify-single-word="false"/>
      <style:text-properties fo:color="#333366" style:font-name="Roboto" fo:font-size="10pt" officeooo:rsid="002f7ee4" officeooo:paragraph-rsid="002f7ee4" style:font-size-asian="10pt" style:font-size-complex="10pt"/>
    </style:style>
    <style:style style:name="P48" style:family="paragraph" style:parent-style-name="Standard" style:list-style-name="L2">
      <style:paragraph-properties fo:line-height="150%" fo:text-align="start" style:justify-single-word="false"/>
      <style:text-properties fo:color="#333366" style:font-name="Roboto" fo:font-size="10pt" officeooo:rsid="002f7ee4" officeooo:paragraph-rsid="002f7ee4" style:font-size-asian="10pt" style:font-size-complex="10pt"/>
    </style:style>
    <style:style style:name="P49" style:family="paragraph" style:parent-style-name="Standard" style:list-style-name="L3">
      <style:paragraph-properties fo:line-height="150%" fo:text-align="start" style:justify-single-word="false"/>
      <style:text-properties fo:color="#333366" style:font-name="Roboto" fo:font-size="10pt" officeooo:rsid="002f7ee4" officeooo:paragraph-rsid="002f7ee4" style:font-size-asian="10pt" style:font-size-complex="10pt"/>
    </style:style>
    <style:style style:name="P50" style:family="paragraph" style:parent-style-name="Standard" style:list-style-name="L3">
      <style:paragraph-properties fo:line-height="150%"/>
      <style:text-properties fo:color="#333366" style:font-name="Roboto" fo:font-size="10pt" officeooo:rsid="002f7ee4" officeooo:paragraph-rsid="002f7ee4" style:font-size-asian="10pt" style:font-size-complex="10pt"/>
    </style:style>
    <style:style style:name="P51" style:family="paragraph" style:parent-style-name="Standard">
      <style:paragraph-properties fo:line-height="150%" fo:text-align="center" style:justify-single-word="false"/>
      <style:text-properties fo:color="#ff0066" style:font-name="Roboto" fo:font-size="12pt" officeooo:rsid="002b8cd8" officeooo:paragraph-rsid="002b8cd8" style:font-name-asian="Webdings" style:font-size-asian="12pt" style:font-name-complex="Webdings" style:font-size-complex="12pt"/>
    </style:style>
    <style:style style:name="P52" style:family="paragraph" style:parent-style-name="Text_20_body">
      <style:text-properties style:font-name="Roboto" fo:font-size="6pt" officeooo:rsid="002f7ee4" style:font-size-asian="5.25pt" style:font-size-complex="6pt"/>
    </style:style>
    <style:style style:name="P53" style:family="paragraph">
      <loext:graphic-properties draw:fill-color="#ff0066"/>
      <style:paragraph-properties fo:text-align="center"/>
      <style:text-properties fo:font-size="12pt"/>
    </style:style>
    <style:style style:name="P54" style:family="paragraph">
      <loext:graphic-properties draw:fill-color="#333366"/>
      <style:paragraph-properties fo:text-align="center"/>
      <style:text-properties fo:font-size="12pt"/>
    </style:style>
    <style:style style:name="T1" style:family="text">
      <style:text-properties officeooo:rsid="001287be"/>
    </style:style>
    <style:style style:name="T2" style:family="text">
      <style:text-properties fo:color="#ff0066" style:font-name="Wingdings" style:font-name-asian="Wingdings" style:font-name-complex="Wingdings"/>
    </style:style>
    <style:style style:name="T3" style:family="text">
      <style:text-properties fo:color="#ff0066" style:font-name="Wingdings" officeooo:rsid="001287be" style:font-name-asian="Wingdings" style:font-name-complex="Wingdings"/>
    </style:style>
    <style:style style:name="T4" style:family="text">
      <style:text-properties fo:color="#ff0066" style:font-name="Webdings" officeooo:rsid="001287be" style:font-name-asian="Webdings" style:font-name-complex="Webdings"/>
    </style:style>
    <style:style style:name="T5" style:family="text">
      <style:text-properties fo:color="#ff0066" style:font-name="Webdings" officeooo:rsid="002b8cd8" style:font-name-asian="Webdings" style:font-name-complex="Webdings"/>
    </style:style>
    <style:style style:name="T6" style:family="text">
      <style:text-properties style:font-name="Webdings" officeooo:rsid="001287be" style:font-name-asian="Webdings" style:font-name-complex="Webdings"/>
    </style:style>
    <style:style style:name="T7" style:family="text">
      <style:text-properties style:font-name-asian="Arial Unicode MS" style:font-name-complex="Arial Unicode MS"/>
    </style:style>
    <style:style style:name="T8" style:family="text">
      <style:text-properties style:font-name-asian="Webdings" style:font-name-complex="Webdings"/>
    </style:style>
    <style:style style:name="T9" style:family="text">
      <style:text-properties style:font-name="Wingdings" style:font-name-asian="Wingdings" style:font-name-complex="Wingdings"/>
    </style:style>
    <style:style style:name="T10" style:family="text">
      <style:text-properties style:font-name="Wingdings" officeooo:rsid="001287be" style:font-name-asian="Wingdings" style:font-name-complex="Wingdings"/>
    </style:style>
    <style:style style:name="T11" style:family="text">
      <style:text-properties officeooo:rsid="002b7a45"/>
    </style:style>
    <style:style style:name="T12" style:family="text">
      <style:text-properties style:font-name="Comfortaa" style:font-name-asian="Webdings" style:font-name-complex="Webdings"/>
    </style:style>
    <style:style style:name="T13" style:family="text">
      <style:text-properties officeooo:rsid="002db6a3"/>
    </style:style>
    <style:style style:name="T14" style:family="text">
      <style:text-properties officeooo:rsid="002f4357"/>
    </style:style>
    <style:style style:name="T15" style:family="text">
      <style:text-properties officeooo:rsid="002f7ee4"/>
    </style:style>
    <style:style style:name="T16" style:family="text">
      <style:text-properties officeooo:rsid="00290d10"/>
    </style:style>
    <style:style style:name="T17" style:family="text">
      <style:text-properties officeooo:rsid="002b8cd8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officeooo:rsid="0033af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209in" svg:stroke-color="#ff0066" draw:marker-start="" draw:marker-start-width="0.1701in" draw:marker-end-width="0.1701in" draw:fill-color="#ff0066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9in" svg:stroke-color="#ff0066" draw:marker-start="" draw:marker-start-width="0.1701in" draw:marker-end-width="0.1701in" draw:fill-color="#333366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<draw:line text:anchor-type="paragraph" draw:z-index="1" draw:style-name="gr2" draw:text-style-name="P54" svg:x1="4.8453in" svg:y1="0.3567in" svg:x2="6.6327in" svg:y2="0.3567in"><text:p/></draw:line>Nora Piva</text:p>
          </table:table-cell>
          <table:table-cell table:style-name="Table1.A1" office:value-type="string">
            <text:p text:style-name="P31">Preventivo</text:p>
          </table:table-cell>
        </table:table-row>
        <table:table-row table:style-name="Table1.2">
          <table:table-cell table:style-name="Table1.A1" office:value-type="string">
            <text:p text:style-name="P3">Frontend Engineer</text:p>
          </table:table-cell>
          <table:table-cell table:style-name="Table1.A1" office:value-type="string">
            <text:p text:style-name="P9"/>
          </table:table-cell>
        </table:table-row>
        <table:table-row table:style-name="Table1.3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1"/>
          </table:table-cell>
        </table:table-row>
        <table:table-row table:style-name="Table1.4">
          <table:table-cell table:style-name="Table1.A1" office:value-type="string">
            <text:p text:style-name="P7"><text:span text:style-name="T3"></text:span><text:span text:style-name="T10"> </text:span>piva.eleonora@gmail.com </text:p>
          </table:table-cell>
          <table:table-cell table:style-name="Table1.A1" office:value-type="string">
            <text:p text:style-name="P12"><text:span text:style-name="T5"></text:span><text:span text:style-name="T17"> <text:s/>7/06/2019</text:span></text:p>
          </table:table-cell>
        </table:table-row>
        <table:table-row table:style-name="Table1.5">
          <table:table-cell table:style-name="Table1.A1" office:value-type="string">
            <text:p text:style-name="P7"><text:span text:style-name="T4"></text:span><text:span text:style-name="T6"> <text:s/></text:span><text:span text:style-name="T1">London, Uk</text:span></text:p>
          </table:table-cell>
          <table:table-cell table:style-name="Table1.A1" office:value-type="string">
            <text:p text:style-name="P45">Quotazione per:</text:p>
          </table:table-cell>
        </table:table-row>
        <table:table-row table:style-name="Table1.6">
          <table:table-cell table:style-name="Table1.A1" office:value-type="string">
            <text:p text:style-name="P8"><text:span text:style-name="T2"></text:span><text:span text:style-name="T9"> </text:span><text:span text:style-name="T7">norapiva.com</text:span></text:p>
          </table:table-cell>
          <table:table-cell table:style-name="Table1.A1" office:value-type="string">
            <text:p text:style-name="P46">Caseificio Sapori di Montegnago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32"><draw:line text:anchor-type="paragraph" draw:z-index="0" draw:style-name="gr1" draw:text-style-name="P53" svg:x1="-0.0256in" svg:y1="0.3039in" svg:x2="6.5984in" svg:y2="0.3039in"><text:p/></draw:line>Preventivo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7">Descrizione <text:span text:style-name="T18"><text:s/>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6"><text:s/><text:span text:style-name="T18"><text:s/></text:span>Costo</text:p>
          </table:table-cell>
        </table:table-row>
        <table:table-row>
          <table:table-cell table:style-name="Table2.A1" office:value-type="string">
            <text:p text:style-name="P15"><text:span text:style-name="T14">Creazione di un s</text:span>ito statico “<text:span text:style-name="T13">vetrina” </text:span>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8">€ <text:span text:style-name="T11">500</text:span></text:p>
          </table:table-cell>
        </table:table-row>
        <table:table-row>
          <table:table-cell table:style-name="Table2.A1" office:value-type="string">
            <text:p text:style-name="P28"><text:s text:c="7"/>Il <text:span text:style-name="T15">servizio</text:span> include:</text:p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list xml:id="list6219125686790688695" text:style-name="L1">
              <text:list-item>
                <text:p text:style-name="P47">Configurazione server hosting, installazione del sito e <text:s/><text:span text:style-name="T19">di </text:span>funzionalità specifiche (modulo di contatto, mappa Google Maps)</text:p>
              </text:list-item>
            </text:list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list xml:id="list792302868175053153" text:style-name="L2">
              <text:list-item>
                <text:p text:style-name="P48">Creazione di un sito originale e unico</text:p>
              </text:list-item>
            </text:list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list xml:id="list151922686824204" text:continue-numbering="true" text:style-name="L2">
              <text:list-item>
                <text:p text:style-name="P48">Analisi e definizione della struttura del sito (menù di navigazione e alberatura)</text:p>
              </text:list-item>
            </text:list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list xml:id="list2053042031405297701" text:style-name="L3">
              <text:list-item>
                <text:p text:style-name="P49">Personalizzazione grafica del sito (font, colori, struttura) </text:p>
              </text:list-item>
            </text:list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list xml:id="list151923863706246" text:continue-numbering="true" text:style-name="L3">
              <text:list-item>
                <text:p text:style-name="P38"><text:span text:style-name="T15">Impaginazione e distribuzione contenuti fino a </text:span>5 pagine web (es: home, <text:span text:style-name="T14">storia</text:span>, <text:span text:style-name="T13">prodotti, contatti...</text:span>)</text:p>
              </text:list-item>
            </text:list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list xml:id="list151924404395417" text:continue-numbering="true" text:style-name="L3">
              <text:list-item>
                <text:p text:style-name="P44"><text:span text:style-name="T16">G</text:span>alleri<text:span text:style-name="T14">e</text:span> fotografic<text:span text:style-name="T14">he</text:span>/banner <text:span text:style-name="T15">con ottimizzazione dei materiali fotografici forniti ove necessaria (ridimensionamento, compressione per il web)</text:span></text:p>
              </text:list-item>
            </text:list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 table:style-name="Table2.11">
          <table:table-cell table:style-name="Table2.A1" office:value-type="string">
            <text:list xml:id="list151924598856810" text:continue-numbering="true" text:style-name="L3">
              <text:list-item>
                <text:p text:style-name="P39"><text:span text:style-name="T14">Pagina</text:span> contatti <text:span text:style-name="T14">con indirizzo, Google Maps link, modulo per invio email</text:span></text:p>
              </text:list-item>
            </text:list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</table:table-row>
        <table:table-row>
          <table:table-cell table:style-name="Table2.A1" office:value-type="string">
            <text:list xml:id="list151923321896655" text:continue-numbering="true" text:style-name="L3">
              <text:list-item>
                <text:p text:style-name="P39">Social media<text:span text:style-name="T14"> </text:span>links <text:span text:style-name="T14">(facebook, instagram, twitter) </text:span></text:p>
              </text:list-item>
            </text:list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>
          <table:table-cell table:style-name="Table2.A1" office:value-type="string">
            <text:list xml:id="list151922801661887" text:continue-numbering="true" text:style-name="L3">
              <text:list-item>
                <text:p text:style-name="P50">Creazione pagina Privacy &amp; Cookie Policy con informativa sul trattamento dei dati personali e implementazioni tecniche per la conformità del sito con il GDPR</text:p>
              </text:list-item>
            </text:list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>
          <table:table-cell table:style-name="Table2.A1" office:value-type="string">
            <text:list xml:id="list151924512910695" text:continue-numbering="true" text:style-name="L3">
              <text:list-item>
                <text:p text:style-name="P50">Test, debugging e rilascio online</text:p>
              </text:list-item>
            </text:list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>
          <table:table-cell table:style-name="Table2.A1" office:value-type="string">
            <text:list xml:id="list151924178491284" text:continue-numbering="true" text:style-name="L3">
              <text:list-item>
                <text:p text:style-name="P50">Formazione al cliente per la gestione della pagina prodotti (online o in persona, esclusi costi viaggio)</text:p>
              </text:list-item>
            </text:list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/>
          </table:table-cell>
        </table:table-row>
        <table:table-row>
          <table:table-cell table:style-name="Table2.A1" office:value-type="string">
            <text:p text:style-name="P4"><text:span text:style-name="T14">Responsive design (per v</text:span>isualizzazione <text:span text:style-name="T13">ottimiale del </text:span>sito su mobile/tablet<text:span text:style-name="T14">)</text:span>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5">€ 200</text:p>
          </table:table-cell>
        </table:table-row>
        <table:table-row>
          <table:table-cell table:style-name="Table2.A1" office:value-type="string">
            <text:p text:style-name="P33"><text:span text:style-name="T18"><text:s text:c="2"/></text:span>Costo totale</text:p>
          </table:table-cell>
          <table:table-cell table:style-name="Table2.A1" office:value-type="string">
            <text:p text:style-name="P35"/>
          </table:table-cell>
          <table:table-cell table:style-name="Table2.A1" office:value-type="string">
            <text:p text:style-name="P34"><text:span text:style-name="T18"><text:s text:c="2"/></text:span>€ <text:span text:style-name="T14">700</text:span></text:p>
          </table:table-cell>
        </table:table-row>
      </table:table>
      <text:p text:style-name="Text_20_body"/>
      <text:p text:style-name="P37"/>
      <table:table table:name="Table5" table:style-name="Table5">
        <table:table-column table:style-name="Table5.A"/>
        <table:table-row>
          <table:table-cell table:style-name="Table5.A1" office:value-type="string">
            <text:p text:style-name="P23">Per qualsiasi domanda e altre informazioni potete contattarmi via email. </text:p>
          </table:table-cell>
        </table:table-row>
        <table:table-row>
          <table:table-cell table:style-name="Table5.A1" office:value-type="string">
            <text:p text:style-name="P30"/>
          </table:table-cell>
        </table:table-row>
        <table:table-row>
          <table:table-cell table:style-name="Table5.A1" office:value-type="string">
            <text:p text:style-name="P1"><text:span text:style-name="T12">GRAZIE</text:span><text:span text:style-name="T8">!</text:span></text:p>
          </table:table-cell>
        </table:table-row>
      </table:table>
      <text:p text:style-name="P14"/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ebdings" svg:font-family="Webdings" style:font-charset="x-symbol"/>
    <style:font-face style:name="Wingdings" svg:font-family="Wingdings" style:font-charset="x-symbol"/>
    <style:font-face style:name="Comfortaa" svg:font-family="Comfortaa" style:font-pitch="variable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fo:font-weight="bold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fo:color="#333366" style:font-name="OpenSymbol" fo:font-family="OpenSymbol" style:font-charset="x-symbol" fo:font-size="9pt" style:font-name-asian="OpenSymbol" style:font-family-asian="OpenSymbol" style:font-charset-asian="x-symbol" style:font-size-asian="9pt" style:font-name-complex="OpenSymbol" style:font-family-complex="OpenSymbol" style:font-charset-complex="x-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1.972in"/>
        </style:list-level-properties>
        <style:text-properties fo:font-family="Star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472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2.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972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4.4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4.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5.472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5.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.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472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2.9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3.972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4.47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4.9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5.472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5.972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7:43:57.952719783</meta:creation-date>
    <dc:date>2019-06-07T15:19:22.246101373</dc:date>
    <meta:editing-duration>PT1H19M40S</meta:editing-duration>
    <meta:editing-cycles>17</meta:editing-cycles>
    <meta:generator>LibreOffice/4.4.0.3$MacOSX_X86_64 LibreOffice_project/de093506bcdc5fafd9023ee680b8c60e3e0645d7</meta:generator>
    <meta:document-statistic meta:table-count="3" meta:image-count="0" meta:object-count="0" meta:page-count="1" meta:paragraph-count="32" meta:word-count="204" meta:character-count="1400" meta:non-whitespace-character-count="1216"/>
  </office:meta>
</office:document-meta>
</file>